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ajan Pro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rajan Pro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ajan Pro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Riverside JS</text:span></text:p>
      <text:p text:style-name="P4">March Challenge</text:p>
      <text:p text:style-name="P4"/>
      <text:p text:style-name="P1"/>
      <text:p text:style-name="P2">Hello JavaScripters, one and all.</text:p>
      <text:p text:style-name="P2"/>
      <text:p text:style-name="P2">We're two weeks out from the March workshop, and here is this month's challenge. <text:s/>Please pick the track that suits your current skill level.</text:p>
      <text:p text:style-name="P2"/>
      <text:p text:style-name="P10">Skill Builder Track – for those new to JavaScript:</text:p>
      <text:p text:style-name="P2"/>
      <text:p text:style-name="P3"><text:span text:style-name="T1">Part 1:</text:span> <text:s/>Complete the free JavaScript course at <text:a xlink:type="simple" xlink:href="http://www.codecademy.com/" text:style-name="Internet_20_link" text:visited-style-name="Visited_20_Internet_20_Link">Code Academy</text:a>, and bring any questions you have with you to the March workshop.</text:p>
      <text:p text:style-name="P3"/>
      <text:p text:style-name="P3"><text:span text:style-name="T1">Part 2 (optional):</text:span> Bring an interesting piece of JavaScript code that you wrote and are willing to share with the group.</text:p>
      <text:p text:style-name="P3"/>
      <text:p text:style-name="P3"/>
      <text:p text:style-name="P10">Hacking Track – for those with intermediate or advanced JavaScript skills</text:p>
      <text:p text:style-name="P10"/>
      <text:p text:style-name="P11">Pick the option that most interests you.</text:p>
      <text:p text:style-name="P2"/>
      <text:p text:style-name="P7">Option 1: Working with HTML 5</text:p>
      <text:p text:style-name="P3">This is an ongoing challenge. <text:s/>You are to develop an object-oriented solution that demonstrates the functionality of one of the new HTML 5 elements or technologies. <text:s/>There's a lot to choose from, so pick whatever interests you. <text:s/>These are some of the options:</text:p>
      <text:list xml:id="list149162094216004480" text:style-name="L1">
        <text:list-item>
          <text:p text:style-name="P9"><text:span text:style-name="T1">HTML 5 Elements</text:span>: new structural elements, new input types, or constraint validation.</text:p>
        </text:list-item>
        <text:list-item>
          <text:p text:style-name="P9"><text:span text:style-name="T1">HTML 5 Graphics:</text:span> the Canvas Element or SVG (Scalable Vector Graphics).</text:p>
        </text:list-item>
        <text:list-item>
          <text:p text:style-name="P9"><text:span text:style-name="T1">HTML 5 Media</text:span>: the Video element, or the Audio element.</text:p>
        </text:list-item>
        <text:list-item>
          <text:p text:style-name="P9"><text:span text:style-name="T1">HTML 5 APIs</text:span>: Gelocation, Local Storage, or Web Workers</text:p>
        </text:list-item>
      </text:list>
      <text:p text:style-name="P3"/>
      <text:p text:style-name="P7">Option 2: Module Autopsy</text:p>
      <text:p text:style-name="P3">This is an opportunity to build your skills by seeing how others solve problems and create cool <text:s/>functionality with JavaScript. <text:s/>Here's the challenge: take any open source module that you like. <text:s/>Open it up and dissect it to see how it works. <text:s/>Then, take some part of that module, something that you find particularly useful or ingenious, and apply it to a different problem of your own devise. <text:s/>Your presentation should include a demonstration of the original module's functionality, a brief review of the original code, a brief review of your re-purposed code, and finally a demonstration of your new application. <text:s/>If you want to try this but are unsure of what to choose, consider any of the scripts used for the components in <text:a xlink:type="simple" xlink:href="http://getbootstrap.com/javascript/" text:style-name="Internet_20_link" text:visited-style-name="Visited_20_Internet_20_Link">Twitter Bootstrap</text:a>, e.g., Dropdown, Scrollspy, Tooltip, etc.</text:p>
      <text:p text:style-name="P3"/>
      <text:p text:style-name="P3">If you have any questions please contact me at <text:a xlink:type="simple" xlink:href="mailto:riverside.jsw@gmail.com" text:style-name="Internet_20_link" text:visited-style-name="Visited_20_Internet_20_Link">riverside.jsw@gmail.com</text:a>. <text:s/></text:p>
      <text:p text:style-name="P3"/>
      <text:p text:style-name="P3">Happy Coding,</text:p>
      <text:p text:style-name="P3">Sean Olson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meta:creation-date>2014-12-12T19:51:02.93</meta:creation-date>
    <dc:creator>Sean Olson</dc:creator>
    <dc:date>2015-02-17T09:25:06.57</dc:date>
    <meta:editing-cycles>15</meta:editing-cycles>
    <meta:editing-duration>PT2H32M4S</meta:editing-duration>
    <meta:printed-by>Sean Olson</meta:printed-by>
    <meta:print-date>2015-02-17T08:49:24.10</meta:print-date>
    <meta:document-statistic meta:table-count="0" meta:image-count="0" meta:object-count="0" meta:page-count="2" meta:paragraph-count="20" meta:word-count="347" meta:character-count="2071"/>
  </office:meta>
</office:document-meta>
</file>